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41d3" officeooo:paragraph-rsid="000241d3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,4,5)#include&lt;iostream&gt;</text:p>
      <text:p text:style-name="P1">using namespace std;</text:p>
      <text:p text:style-name="P1"/>
      <text:p text:style-name="P1">template&lt;class data&gt;</text:p>
      <text:p text:style-name="P1"/>
      <text:p text:style-name="P1">class array</text:p>
      <text:p text:style-name="P1">{</text:p>
      <text:p text:style-name="P1"><text:s text:c="4"/>private:</text:p>
      <text:p text:style-name="P1"><text:s text:c="8"/>data arr[100];</text:p>
      <text:p text:style-name="P1"><text:s text:c="8"/>int size=0;</text:p>
      <text:p text:style-name="P1"/>
      <text:p text:style-name="P1"><text:s text:c="4"/>public:</text:p>
      <text:p text:style-name="P1"><text:s text:c="8"/>void arr_size()</text:p>
      <text:p text:style-name="P1"><text:s text:c="8"/>{</text:p>
      <text:p text:style-name="P1"><text:s text:c="12"/>cout&lt;&lt;"The size is "&lt;&lt;size&lt;&lt;endl;</text:p>
      <text:p text:style-name="P1"><text:s text:c="8"/>}</text:p>
      <text:p text:style-name="P1"><text:s text:c="8"/>void insert()</text:p>
      <text:p text:style-name="P1"><text:s text:c="8"/>{</text:p>
      <text:p text:style-name="P1"><text:s text:c="12"/>int n;</text:p>
      <text:p text:style-name="P1"><text:s text:c="12"/>cout&lt;&lt;"How many elements you want to insert : ";</text:p>
      <text:p text:style-name="P1"><text:s text:c="12"/>cin&gt;&gt;n;</text:p>
      <text:p text:style-name="P1"/>
      <text:p text:style-name="P1"><text:s text:c="12"/>if(size+n&lt;=100)</text:p>
      <text:p text:style-name="P1"><text:s text:c="12"/>{</text:p>
      <text:p text:style-name="P1"><text:s text:c="16"/>cout&lt;&lt;"Enter "&lt;&lt;n&lt;&lt;" elements : ";</text:p>
      <text:p text:style-name="P1"><text:s text:c="16"/>for(int i=0;i&lt;n;i++)</text:p>
      <text:p text:style-name="P1"><text:s text:c="16"/>{</text:p>
      <text:p text:style-name="P1"><text:s text:c="20"/>cin&gt;&gt;arr[size];</text:p>
      <text:p text:style-name="P1"><text:s text:c="20"/>size++;</text:p>
      <text:p text:style-name="P1"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cout&lt;&lt;"Not Enough Memory"&lt;&lt;endl;</text:p>
      <text:p text:style-name="P1"><text:s text:c="12"/>}</text:p>
      <text:p text:style-name="P1"><text:s text:c="8"/>} <text:s text:c="3"/></text:p>
      <text:p text:style-name="P1"/>
      <text:p text:style-name="P1"><text:s text:c="8"/>void display()</text:p>
      <text:p text:style-name="P1"><text:s text:c="8"/>{</text:p>
      <text:p text:style-name="P1"><text:s text:c="12"/>for(int i=0;i&lt;size;i++)</text:p>
      <text:p text:style-name="P1"><text:s text:c="12"/>{</text:p>
      <text:p text:style-name="P1"><text:s text:c="16"/>cout&lt;&lt;arr[i]&lt;&lt;" ";</text:p>
      <text:p text:style-name="P1"><text:s text:c="12"/>}</text:p>
      <text:p text:style-name="P1"><text:s text:c="12"/>cout&lt;&lt;endl;</text:p>
      <text:p text:style-name="P1"><text:s text:c="8"/>}</text:p>
      <text:p text:style-name="P1"><text:soft-page-break/></text:p>
      <text:p text:style-name="P1"><text:s text:c="8"/>void reverse()</text:p>
      <text:p text:style-name="P1"><text:s text:c="8"/>{</text:p>
      <text:p text:style-name="P1"><text:s text:c="12"/>for(int i=0;i&lt;size/2;i++)</text:p>
      <text:p text:style-name="P1"><text:s text:c="12"/>{</text:p>
      <text:p text:style-name="P1"><text:s text:c="16"/>data temp=arr[i];</text:p>
      <text:p text:style-name="P1"><text:s text:c="16"/>arr[i]=arr[size-1-i];</text:p>
      <text:p text:style-name="P1"><text:s text:c="16"/>arr[size-1-i]=temp;</text:p>
      <text:p text:style-name="P1"><text:s text:c="12"/>}</text:p>
      <text:p text:style-name="P1"><text:s text:c="8"/>}</text:p>
      <text:p text:style-name="P1"/>
      <text:p text:style-name="P1"><text:s text:c="8"/>void sort()</text:p>
      <text:p text:style-name="P1"><text:s text:c="8"/>{</text:p>
      <text:p text:style-name="P1"><text:s text:c="12"/>for(int i=0;i&lt;size;i++)</text:p>
      <text:p text:style-name="P1"><text:s text:c="12"/>{</text:p>
      <text:p text:style-name="P1"><text:s text:c="16"/>for(int j=i+1;j&lt;size;j++)</text:p>
      <text:p text:style-name="P1"><text:s text:c="16"/>{</text:p>
      <text:p text:style-name="P1"><text:s text:c="20"/>if(arr[i]&gt;arr[j])</text:p>
      <text:p text:style-name="P1"><text:s text:c="20"/>{</text:p>
      <text:p text:style-name="P1"><text:s text:c="24"/>data temp=arr[i];</text:p>
      <text:p text:style-name="P1"><text:s text:c="24"/>arr[i]=arr[j];</text:p>
      <text:p text:style-name="P1"><text:s text:c="24"/>arr[j]=temp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void search(data n)</text:p>
      <text:p text:style-name="P1"><text:s text:c="8"/>{</text:p>
      <text:p text:style-name="P1"><text:s text:c="12"/>int flag=0;</text:p>
      <text:p text:style-name="P1"><text:s text:c="12"/>for(int i=0;i&lt;size;i++)</text:p>
      <text:p text:style-name="P1"><text:s text:c="12"/>{</text:p>
      <text:p text:style-name="P1"><text:s text:c="16"/>if(arr[i]==n)</text:p>
      <text:p text:style-name="P1"><text:s text:c="16"/>{</text:p>
      <text:p text:style-name="P1"><text:s text:c="20"/>flag=i;</text:p>
      <text:p text:style-name="P1"><text:s text:c="20"/>break;</text:p>
      <text:p text:style-name="P1"><text:s text:c="16"/>}</text:p>
      <text:p text:style-name="P1"><text:s text:c="12"/>}</text:p>
      <text:p text:style-name="P1"/>
      <text:p text:style-name="P1"><text:s text:c="12"/>if(flag)</text:p>
      <text:p text:style-name="P1"><text:s text:c="16"/>cout&lt;&lt;"Element "&lt;&lt;n&lt;&lt;" is at index "&lt;&lt;flag&lt;&lt;endl;</text:p>
      <text:p text:style-name="P1"><text:s text:c="12"/>else</text:p>
      <text:p text:style-name="P1"><text:s text:c="16"/>cout&lt;&lt;"Element not found"&lt;&lt;endl;</text:p>
      <text:p text:style-name="P1"><text:s text:c="8"/>}</text:p>
      <text:p text:style-name="P1">};</text:p>
      <text:p text:style-name="P1"><text:soft-page-break/></text:p>
      <text:p text:style-name="P1">int main()</text:p>
      <text:p text:style-name="P1">{</text:p>
      <text:p text:style-name="P1"><text:s text:c="4"/>array &lt;float&gt;a;</text:p>
      <text:p text:style-name="P1"><text:s text:c="4"/>a.insert();</text:p>
      <text:p text:style-name="P1"><text:s text:c="4"/>a.display();</text:p>
      <text:p text:style-name="P1"><text:s text:c="4"/>a.arr_size();</text:p>
      <text:p text:style-name="P1"><text:s text:c="4"/>a.reverse();</text:p>
      <text:p text:style-name="P1"><text:s text:c="4"/>a.display();</text:p>
      <text:p text:style-name="P1"><text:s text:c="4"/>a.sort();</text:p>
      <text:p text:style-name="P1"><text:s text:c="4"/>a.display();</text:p>
      <text:p text:style-name="P1"><text:s text:c="4"/>a.search(23);</text:p>
      <text:p text:style-name="P1"><text:s text:c="4"/>a.search(10);</text:p>
      <text:p text:style-name="P1"><text:s text:c="4"/>return 0;</text:p>
      <text:p text:style-name="P1">}</text:p>
      <text:p text:style-name="P1"/>
      <text:p text:style-name="P1"/>
      <text:p text:style-name="P1"/>
      <text:p text:style-name="P1">6,7,8,9,10,11)#include&lt;iostream&gt;</text:p>
      <text:p text:style-name="P1">using namespace std;</text:p>
      <text:p text:style-name="P1"/>
      <text:p text:style-name="P1">template&lt;class x&gt;</text:p>
      <text:p text:style-name="P1">class array </text:p>
      <text:p text:style-name="P1">{</text:p>
      <text:p text:style-name="P1"><text:s text:c="4"/>private:</text:p>
      <text:p text:style-name="P1"><text:s text:c="8"/>x *ar=new x[1];</text:p>
      <text:p text:style-name="P1"><text:s text:c="8"/>int size=0;</text:p>
      <text:p text:style-name="P1"><text:s text:c="8"/>int capacity=1;</text:p>
      <text:p text:style-name="P1"><text:s text:c="8"/>int i;</text:p>
      <text:p text:style-name="P1"/>
      <text:p text:style-name="P1"><text:s text:c="4"/>public:</text:p>
      <text:p text:style-name="P1"><text:s text:c="8"/>int array_size()</text:p>
      <text:p text:style-name="P1"><text:s text:c="8"/>{</text:p>
      <text:p text:style-name="P1"><text:s text:c="12"/>return size;</text:p>
      <text:p text:style-name="P1"><text:s text:c="8"/>}</text:p>
      <text:p text:style-name="P1"/>
      <text:p text:style-name="P1"><text:s text:c="8"/>int array_capacity()</text:p>
      <text:p text:style-name="P1"><text:s text:c="8"/>{</text:p>
      <text:p text:style-name="P1"><text:s text:c="12"/>return capacity;</text:p>
      <text:p text:style-name="P1"><text:s text:c="8"/>}</text:p>
      <text:p text:style-name="P1"/>
      <text:p text:style-name="P1"><text:s text:c="8"/>void resize()</text:p>
      <text:p text:style-name="P1"><text:s text:c="8"/>{</text:p>
      <text:p text:style-name="P1"><text:s text:c="12"/>capacity=capacity*2;</text:p>
      <text:p text:style-name="P1"><text:s text:c="12"/>x *temp= new x[capacity];</text:p>
      <text:p text:style-name="P1"><text:soft-page-break/><text:s text:c="12"/>for(i=0;i&lt;size;i++)</text:p>
      <text:p text:style-name="P1"><text:s text:c="12"/>{</text:p>
      <text:p text:style-name="P1"><text:s text:c="16"/>temp[i]=ar[i];</text:p>
      <text:p text:style-name="P1"><text:s text:c="12"/>} <text:s text:c="3"/></text:p>
      <text:p text:style-name="P1"><text:s text:c="12"/>delete []ar;</text:p>
      <text:p text:style-name="P1"><text:s text:c="12"/>ar=temp;</text:p>
      <text:p text:style-name="P1"><text:s text:c="8"/>}</text:p>
      <text:p text:style-name="P1"/>
      <text:p text:style-name="P1"><text:s text:c="8"/>void insert(x num)</text:p>
      <text:p text:style-name="P1"><text:s text:c="8"/>{</text:p>
      <text:p text:style-name="P1"><text:s text:c="12"/>if(size&lt;capacity)</text:p>
      <text:p text:style-name="P1"><text:s text:c="12"/>{</text:p>
      <text:p text:style-name="P1"><text:s text:c="16"/>ar[size]=num;</text:p>
      <text:p text:style-name="P1"><text:s text:c="16"/>size++;</text:p>
      <text:p text:style-name="P1"><text:s text:c="12"/>}</text:p>
      <text:p text:style-name="P1"><text:s text:c="12"/>else</text:p>
      <text:p text:style-name="P1"><text:s text:c="12"/>{</text:p>
      <text:p text:style-name="P1"><text:s text:c="16"/>resize();</text:p>
      <text:p text:style-name="P1"><text:s text:c="16"/>ar[size]=num;</text:p>
      <text:p text:style-name="P1"><text:s text:c="16"/>size++;</text:p>
      <text:p text:style-name="P1"><text:s text:c="12"/>}</text:p>
      <text:p text:style-name="P1"><text:s text:c="8"/>}</text:p>
      <text:p text:style-name="P1"/>
      <text:p text:style-name="P1"><text:s text:c="8"/>void display()</text:p>
      <text:p text:style-name="P1"><text:s text:c="8"/>{</text:p>
      <text:p text:style-name="P1"><text:s text:c="11"/>for(i=0;i&lt;size;i++)</text:p>
      <text:p text:style-name="P1"><text:s text:c="12"/>{</text:p>
      <text:p text:style-name="P1"><text:s text:c="16"/>cout&lt;&lt;ar[i]&lt;&lt;" ";</text:p>
      <text:p text:style-name="P1"><text:s text:c="12"/>}</text:p>
      <text:p text:style-name="P1"><text:s text:c="12"/>cout&lt;&lt;endl;</text:p>
      <text:p text:style-name="P1"><text:s text:c="8"/>}</text:p>
      <text:p text:style-name="P1"/>
      <text:p text:style-name="P1"><text:s text:c="8"/>void search(x n)</text:p>
      <text:p text:style-name="P1"><text:s text:c="8"/>{</text:p>
      <text:p text:style-name="P1"><text:s text:c="12"/>int flag=0;</text:p>
      <text:p text:style-name="P1"><text:s text:c="12"/>for(i=0;i&lt;size;i++)</text:p>
      <text:p text:style-name="P1"><text:s text:c="12"/>{</text:p>
      <text:p text:style-name="P1"><text:s text:c="16"/>if(ar[i]==n)</text:p>
      <text:p text:style-name="P1"><text:s text:c="16"/>{</text:p>
      <text:p text:style-name="P1"><text:s text:c="20"/>flag=1;</text:p>
      <text:p text:style-name="P1"><text:s text:c="20"/>break;</text:p>
      <text:p text:style-name="P1"><text:s text:c="16"/>}</text:p>
      <text:p text:style-name="P1"><text:s text:c="12"/>}</text:p>
      <text:p text:style-name="P1"/>
      <text:p text:style-name="P1"><text:s text:c="12"/>if(flag)</text:p>
      <text:p text:style-name="P1"><text:soft-page-break/><text:s text:c="16"/>cout&lt;&lt;"Element "&lt;&lt;n&lt;&lt;" is at index "&lt;&lt;i&lt;&lt;endl;</text:p>
      <text:p text:style-name="P1"><text:s text:c="12"/>else</text:p>
      <text:p text:style-name="P1"><text:s text:c="16"/>cout&lt;&lt;"Element not found "&lt;&lt;endl;</text:p>
      <text:p text:style-name="P1"><text:s text:c="8"/>}</text:p>
      <text:p text:style-name="P1"/>
      <text:p text:style-name="P1"><text:s text:c="8"/>void reverse()</text:p>
      <text:p text:style-name="P1"><text:s text:c="8"/>{</text:p>
      <text:p text:style-name="P1"><text:s text:c="12"/>for(i=0;i&lt;size/2;i++)</text:p>
      <text:p text:style-name="P1"><text:s text:c="12"/>{</text:p>
      <text:p text:style-name="P1"><text:s text:c="16"/>int temp=ar[i];</text:p>
      <text:p text:style-name="P1"><text:s text:c="16"/>ar[i]=ar[size-1-i];</text:p>
      <text:p text:style-name="P1"><text:s text:c="16"/>ar[size-1-i]=temp;</text:p>
      <text:p text:style-name="P1"><text:s text:c="12"/>}</text:p>
      <text:p text:style-name="P1"><text:s text:c="8"/>}</text:p>
      <text:p text:style-name="P1"/>
      <text:p text:style-name="P1"><text:s text:c="8"/>void sort()</text:p>
      <text:p text:style-name="P1"><text:s text:c="8"/>{</text:p>
      <text:p text:style-name="P1"><text:s text:c="12"/>for(i=0;i&lt;size;i++)</text:p>
      <text:p text:style-name="P1"><text:s text:c="12"/>{</text:p>
      <text:p text:style-name="P1"><text:s text:c="16"/>for(int j=i+1;j&lt;size;j++)</text:p>
      <text:p text:style-name="P1"><text:s text:c="16"/>{</text:p>
      <text:p text:style-name="P1"><text:s text:c="20"/>if(ar[i]&gt;ar[j])</text:p>
      <text:p text:style-name="P1"><text:s text:c="20"/>{</text:p>
      <text:p text:style-name="P1"><text:s text:c="24"/>int temp=ar[i];</text:p>
      <text:p text:style-name="P1"><text:s text:c="24"/>ar[i]=ar[j];</text:p>
      <text:p text:style-name="P1"><text:s text:c="24"/>ar[j]=temp;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array &lt;int&gt;a;</text:p>
      <text:p text:style-name="P1"><text:s text:c="4"/>a.insert(66);</text:p>
      <text:p text:style-name="P1"><text:s text:c="4"/>a.insert(38); <text:s text:c="3"/></text:p>
      <text:p text:style-name="P1"><text:s text:c="4"/>a.insert(63);</text:p>
      <text:p text:style-name="P1"><text:s text:c="4"/>a.insert(83);</text:p>
      <text:p text:style-name="P1"><text:s text:c="4"/>a.insert(54);</text:p>
      <text:p text:style-name="P1"><text:s text:c="4"/>a.display();</text:p>
      <text:p text:style-name="P1"><text:s text:c="4"/>a.array_capacity();</text:p>
      <text:p text:style-name="P1"><text:s text:c="4"/>a.array_size();</text:p>
      <text:p text:style-name="P1"><text:s text:c="4"/>a.search(2);</text:p>
      <text:p text:style-name="P1"><text:s text:c="4"/>a.search(54);</text:p>
      <text:p text:style-name="P1"><text:soft-page-break/><text:s text:c="4"/>a.reverse();</text:p>
      <text:p text:style-name="P1"><text:s text:c="4"/>a.display();</text:p>
      <text:p text:style-name="P1"><text:s text:c="4"/>a.sort();</text:p>
      <text:p text:style-name="P1"><text:s text:c="4"/>a.display(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0:45:03.731419074</meta:creation-date>
    <dc:date>2023-09-24T11:04:51.530025282</dc:date>
    <meta:editing-duration>PT9M37S</meta:editing-duration>
    <meta:editing-cycles>1</meta:editing-cycles>
    <meta:document-statistic meta:table-count="0" meta:image-count="0" meta:object-count="0" meta:page-count="6" meta:paragraph-count="207" meta:word-count="299" meta:character-count="4224" meta:non-whitespace-character-count="1984"/>
    <meta:generator>LibreOffice/7.3.7.2$Linux_X86_64 LibreOffice_project/30$Build-2</meta:generator>
  </office:meta>
</office:document-meta>
</file>